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A0000004292D2F77036412D9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auto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2.5pt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5pt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5pt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A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A1" style:family="table-cell">
      <style:table-cell-properties fo:padding="0.097cm" fo:border="0.05pt solid #000000"/>
    </style:style>
    <style:style style:name="Table12" style:family="table">
      <style:table-properties style:width="17.903cm" table:align="margins" style:writing-mode="lr-tb"/>
    </style:style>
    <style:style style:name="Table12.A" style:family="table-column">
      <style:table-column-properties style:column-width="17.903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.903cm" table:align="margins" style:writing-mode="lr-tb"/>
    </style:style>
    <style:style style:name="Table13.A" style:family="table-column">
      <style:table-column-properties style:column-width="17.903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.903cm" table:align="margins" style:writing-mode="lr-tb"/>
    </style:style>
    <style:style style:name="Table14.A" style:family="table-column">
      <style:table-column-properties style:column-width="17.903cm" style:rel-column-width="65535*"/>
    </style:style>
    <style:style style:name="Table14.A1" style:family="table-cell">
      <style:table-cell-properties fo:padding="0.097cm" fo:border="0.05pt solid #000000"/>
    </style:style>
    <style:style style:name="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Heading">
      <style:text-properties fo:font-size="18pt" style:font-size-asian="18pt" style:font-size-complex="18pt"/>
    </style:style>
    <style:style style:name="P7" style:family="paragraph" style:parent-style-name="Standard" style:master-page-name="Standard">
      <style:paragraph-properties fo:margin-top="0.3cm" fo:margin-bottom="0.15cm" loext:contextual-spacing="false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P8" style:family="paragraph" style:parent-style-name="Table_20_Contents">
      <style:text-properties officeooo:rsid="0016ab6e" officeooo:paragraph-rsid="0016ab6e"/>
    </style:style>
    <style:style style:name="P9" style:family="paragraph" style:parent-style-name="Table_20_Contents">
      <style:text-properties officeooo:rsid="00181079" officeooo:paragraph-rsid="00181079"/>
    </style:style>
    <style:style style:name="P10" style:family="paragraph" style:parent-style-name="Table_20_Contents">
      <style:text-properties officeooo:rsid="001bc02a" officeooo:paragraph-rsid="001bc02a"/>
    </style:style>
    <style:style style:name="P11" style:family="paragraph" style:parent-style-name="Table_20_Contents">
      <style:text-properties officeooo:paragraph-rsid="001cf54f"/>
    </style:style>
    <style:style style:name="P12" style:family="paragraph" style:parent-style-name="Table_20_Contents">
      <style:text-properties officeooo:rsid="001cf54f" officeooo:paragraph-rsid="001cf54f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81079"/>
    </style:style>
    <style:style style:name="T5" style:family="text">
      <style:text-properties officeooo:rsid="0019d9c9"/>
    </style:style>
    <style:style style:name="T6" style:family="text">
      <style:text-properties officeooo:rsid="001cf54f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7"><draw:frame draw:style-name="fr1" draw:name="graphics1" text:anchor-type="paragraph" svg:width="17.709cm" svg:height="1.113cm" draw:z-index="0"><draw:image xlink:href="Pictures/100002010000041A0000004292D2F77036412D9A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6">Formulario de auto-evaluación</text:p>
            <text:p text:style-name="Heading">Sesión 4. Automatización de tareas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8">Julio A. Fresneda García</text:p>
          </table:table-cell>
        </table:table-row>
      </table:table>
      <text:p text:style-name="Standard"/>
      <text:p text:style-name="P4">a) Cuestionario de actitud frente al trabajo.</text:p>
      <text:p text:style-name="Standard">El tiempo que he dedicado a la preparación de la sesión antes de asistir al laboratorio ha sido de …... minutos.</text:p>
      <text:p text:style-name="Standard">1. He resuelto todas las dudas que tenía antes de iniciar la sesión de prácticas: …...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4"><text:soft-page-break/>b) Cuestionario de conocimientos adquiridos.</text:p>
      <text:p text:style-name="Standard">Mi solución a la <text:span text:style-name="T2">actividad 4.1</text:span> ha sido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8">Usando ps -ely | grep atd se obtiene que el ppid es 1. <text:span text:style-name="T4">Su terminal atd</text:span></text:p>
            <text:p text:style-name="P8">Usando ps -ely | grep cron se obtiene <text:span text:style-name="T4">que el ppid es 1. Su terminal es cron</text:span></text:p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Table9.A2" office:value-type="string">
            <text:p text:style-name="P8"/>
          </table:table-cell>
        </table:table-row>
      </table:table>
      <text:p text:style-name="Standard"/>
      <text:p text:style-name="Standard">Mi solución a la <text:span text:style-name="T2">actividad 4.4</text:span> ha sido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9">Tiene inicialmente el directorio desde donde nos encontramos en el terminal. <text:span text:style-name="T5">La mask es heredada, al igual que las variables locales.</text:span></text:p>
            <text:p text:style-name="P9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actividad 4.6</text:span> ha sido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0">// El script se llama prueba.sh</text:p>
            <text:p text:style-name="P10">#!/bin/sh</text:p>
            <text:p text:style-name="P10">nombrearchivo="/home/julioxxx/mod-"`date +%Y-%j-%T` </text:p>
            <text:p text:style-name="P10">find /home/julioxxx/ -mtime 0 &gt; $nombrearchivo</text:p>
            <text:p text:style-name="P10"/>
            <text:p text:style-name="P10"/>
            <text:p text:style-name="P10">chmod 777 prueba.sh</text:p>
            <text:p text:style-name="Table_20_Contents"/>
            <text:p text:style-name="P10">at now + 1 day</text:p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En la <text:span text:style-name="T2">actividad 4.11 </text:span><text:span text:style-name="T3">el contenido de mi script </text:span><text:span text:style-name="T2">reducelista</text:span> ha sido:</text:p>
      <table:table table:name="Table13" table:style-name="Table13">
        <table:table-column table:style-name="Table13.A"/>
        <text:soft-page-break/>
        <table:table-row>
          <table:table-cell table:style-name="Table13.A1" office:value-type="string">
            <text:p text:style-name="P12">Mi script:</text:p>
            <text:p text:style-name="P11"/>
            <text:p text:style-name="P11">#!/bin/bash head</text:p>
            <text:p text:style-name="P11"><text:s/>/tmp/listacores &gt; /tmp/listacores.tmp mv /tmp/listacores.tmp /tmp/listacores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En la <text:span text:style-name="T2">actividad 4.13</text:span> el contenido de mi archivo crontab llamado <text:span text:style-name="T2">crontab-reducelista</text:span> ha sido: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Table_20_Contents">PATH=./:/home/<text:span text:style-name="T6">julioxxx</text:span> 1 * * * * <text:span text:style-name="T6">julioxxx</text:span> /home/<text:span text:style-name="T6">julioxxx</text:span>/reducelista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text-align="justify" style:justify-single-word="false" fo:orphans="2" fo:widows="2" style:writing-mode="lr-tb"/>
      <style:text-properties style:use-window-font-color="true" style:font-name="DejaVu Serif" fo:font-family="'DejaVu Serif'" style:font-style-name="Book" style:font-family-generic="roman" style:font-pitch="variable" fo:font-size="10pt" style:font-name-asian="Calibri" style:font-family-asian="Calibri" style:font-family-generic-asian="system" style:font-pitch-asian="variable" style:font-size-asian="11pt" style:font-name-complex="Calibri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 style:font-family-generic-complex="system" style:font-pitch-complex="variable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ing"/>
    <style:style style:name="Título_20_31" style:display-name="Título 31" style:family="paragraph" style:parent-style-name="Heading"/>
    <style:style style:name="Título_20_11" style:display-name="Título 11" style:family="paragraph" style:parent-style-name="Heading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ing"/>
    <style:style style:name="Título_20_51" style:display-name="Título 51" style:family="paragraph" style:parent-style-name="Heading"/>
    <style:style style:name="Título_20_71" style:display-name="Título 71" style:family="paragraph" style:parent-style-name="Heading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/>
      </text:list-level-style-bullet>
      <text:list-level-style-bullet text:level="2" text:style-name="ListLabel_20_1" text:bullet-char="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1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1" text:bullet-char="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1" text:bullet-char="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1" text:bullet-char="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1" text:bullet-char="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1" text:bullet-char="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1" text:bullet-char="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<text:tab/> <text:s text:c="5"/>Módulo I. Administración del Sistema Operativo Linux</text:p>
        <text:p text:style-name="MP2"/>
      </style:header>
      <style:footer>
        <text:p text:style-name="MP3"><text:span text:style-name="MT1">Sesión 1. Herramientas de administración básicas</text:span><text:tab/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84</meta:editing-cycles>
    <meta:creation-date>2011-10-05T09:46:35.67</meta:creation-date>
    <meta:editing-duration>PT21H40M36S</meta:editing-duration>
    <meta:generator>LibreOffice/5.1.4.2$Linux_X86_64 LibreOffice_project/10m0$Build-2</meta:generator>
    <dc:date>2017-01-15T15:01:08.288582256</dc:date>
    <meta:print-date>2011-10-06T10:39:21.37</meta:print-date>
    <meta:document-statistic meta:table-count="11" meta:image-count="1" meta:object-count="0" meta:page-count="3" meta:paragraph-count="31" meta:word-count="259" meta:character-count="1628" meta:non-whitespace-character-count="1388"/>
    <meta:user-defined meta:name="Información 1"/>
    <meta:user-defined meta:name="Información 2"/>
    <meta:user-defined meta:name="Información 3"/>
    <meta:user-defined meta:name="Información 4"/>
  </office:meta>
</office:document-meta>
</file>